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</style:style>
    <style:style style:name="P2" style:parent-style-name="Paragrafoelenco" style:list-style-name="LFO2" style:family="paragraph"/>
    <style:style style:name="P3" style:parent-style-name="Paragrafoelenco" style:list-style-name="LFO2" style:family="paragraph"/>
    <style:style style:name="P4" style:parent-style-name="Paragrafoelenco" style:list-style-name="LFO2" style:family="paragraph"/>
    <style:style style:name="P5" style:parent-style-name="Paragrafoelenco" style:list-style-name="LFO2" style:family="paragraph"/>
    <style:style style:name="P6" style:parent-style-name="Paragrafoelenco" style:list-style-name="LFO2" style:family="paragraph"/>
    <style:style style:name="P7" style:parent-style-name="Paragrafoelenco" style:list-style-name="LFO2" style:family="paragraph"/>
    <style:style style:name="P8" style:parent-style-name="Paragrafoelenco" style:list-style-name="LFO2" style:family="paragraph"/>
    <style:style style:name="P9" style:parent-style-name="Paragrafoelenco" style:list-style-name="LFO2" style:family="paragraph"/>
  </office:automatic-styles>
  <office:body>
    <office:text text:use-soft-page-breaks="true">
      <text:p text:style-name="P1">PROGRAMMA PRIMO GRADO INFERIORE<text:s/></text:p>
      <text:p text:style-name="Normale"/>
      <text:p text:style-name="Normale">CONCETTI :</text:p>
      <text:list text:style-name="LFO2" text:continue-numbering="true">
        <text:list-item>
          <text:p text:style-name="P2">Stile Yung-Chun: combatte a corta distanza eseguendo movimenti corti atti al consumo minimo di energia.</text:p>
        </text:list-item>
        <text:list-item>
          <text:p text:style-name="P3">JOAN-SIEN: linea centrale</text:p>
        </text:list-item>
      </text:list>
      <text:p text:style-name="Normale">FORME:</text:p>
      <text:p text:style-name="Normale">|&gt; HOP-GAR-MAH-KUEN (Prima forma dello stile Hop-Gar )</text:p>
      <text:p text:style-name="Normale"><text:tab/>POSIZIONI:</text:p>
      <text:list text:style-name="LFO2" text:continue-numbering="true">
        <text:list-item>
          <text:list>
            <text:list-item>
              <text:p text:style-name="P4">BAAY-FUT: (Pregare budda) Piedi uniti leggermente piegati in avanti con il busto, mani e pollici uniti;</text:p>
            </text:list-item>
            <text:list-item>
              <text:p text:style-name="P5">FUT-JEONG(Palmi di Budda): Busto dritto, spalle basse, gomiti verso l’interno e palmi rivolti verso l’interno;</text:p>
            </text:list-item>
            <text:list-item>
              <text:p text:style-name="P6">FUT-SAO (Spazzata di Budda): Movimento circolare delle braccia sul posto, palmi rivolti verso il basso, che arrivano altezza ombelico;</text:p>
            </text:list-item>
            <text:list-item>
              <text:p text:style-name="P7">YEE-C’HI-KIM-YAO-MAH<text:s/>FONDAMENTALE: (Triangolo della Forza, derivazione Yung-Chun):<text:s/>Bacino rivolto in avanti, piedi verso l’interno, posizione morbida, all’occorrenza contrarre i glutei e addome per sviluppare maggiore forza e stabilità;</text:p>
            </text:list-item>
            <text:list-item>
              <text:p text:style-name="P8">JOR-MAH (Cavaliere Seduto): Stile Yung-Chun peso sulla gamba posteriore(70-30), sguardo rivolto in avanti, posizione a 45°;</text:p>
            </text:list-item>
            <text:list-item>
              <text:p text:style-name="P9">MAH-BOH (Posizione del cavaliere) FONDAMENTALE:<text:s/>Apertura della posizione circa altezza spalle, più esercizio più larga; schiena eretta;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derico poggi</meta:initial-creator>
    <dc:creator>federico poggi</dc:creator>
    <meta:creation-date>2024-02-10T20:13:00Z</meta:creation-date>
    <dc:date>2024-02-10T23:56:00Z</dc:date>
    <meta:template xlink:href="Normal" xlink:type="simple"/>
    <meta:editing-cycles>4</meta:editing-cycles>
    <meta:editing-duration>PT13380S</meta:editing-duration>
    <meta:document-statistic meta:page-count="1" meta:paragraph-count="2" meta:word-count="163" meta:character-count="1094" meta:row-count="7" meta:non-whitespace-character-count="933"/>
  </office:meta>
</office:document-meta>
</file>